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706cm" fo:margin-left="-0.466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1.218cm"/>
    </style:style>
    <style:style style:name="Table1.C" style:family="table-column">
      <style:table-column-properties style:column-width="1.614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2.196cm"/>
    </style:style>
    <style:style style:name="Table1.1" style:family="table-row">
      <style:table-row-properties style:min-row-height="1.296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82cm" fo:keep-together="always"/>
    </style:style>
    <style:style style:name="Table1.4" style:family="table-row">
      <style:table-row-properties style:min-row-height="0.609cm" fo:keep-together="always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31" style:family="table-row">
      <style:table-row-properties style:min-row-height="0.176cm" fo:keep-together="always"/>
    </style:style>
    <style:style style:name="P1" style:family="paragraph" style:parent-style-name="Header">
      <style:text-properties style:text-underline-style="solid" style:text-underline-width="auto" style:text-underline-color="font-color" officeooo:rsid="001ae52b" officeooo:paragraph-rsid="001ae52b"/>
    </style:style>
    <style:style style:name="P2" style:family="paragraph" style:parent-style-name="Standard">
      <style:text-properties officeooo:paragraph-rsid="001ae52b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officeooo:paragraph-rsid="001ae52b" style:font-size-asian="12pt" style:font-name-complex="Times New Roman" style:font-size-complex="13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>
        <style:tab-stops>
          <style:tab-stop style:position="5.584cm"/>
        </style:tab-stops>
      </style:paragraph-properties>
      <style:text-properties style:font-name="Times New Roman" fo:font-size="12pt" officeooo:paragraph-rsid="001ae52b" style:font-size-asian="12pt" style:font-name-complex="Times New Roman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officeooo:rsid="001c0556" officeooo:paragraph-rsid="001ae52b" style:font-size-asian="12pt" style:font-name-complex="Times New Roman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paragraph-rsid="001ae52b" style:font-size-asian="12pt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3c54f" officeooo:paragraph-rsid="0033c54f" style:font-size-asian="12pt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363f3" officeooo:paragraph-rsid="003363f3" style:font-size-asian="12pt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a4146" officeooo:paragraph-rsid="002a4146" style:font-size-asian="12pt" style:font-name-complex="Times New Roman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5c779" officeooo:paragraph-rsid="0025c779" style:font-size-asian="12pt" style:font-name-complex="Times New Roman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1f4d0e" officeooo:paragraph-rsid="001f4d0e" style:font-size-asian="12pt" style:font-name-complex="Times New Roman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04784" officeooo:paragraph-rsid="00204784" style:font-size-asian="12pt" style:font-name-complex="Times New Roman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33f1a" officeooo:paragraph-rsid="00233f1a" style:font-size-asian="12pt" style:font-name-complex="Times New Roman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4446c" officeooo:paragraph-rsid="0024446c" style:font-size-asian="12pt" style:font-name-complex="Times New Roman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1d7089" officeooo:paragraph-rsid="001d7089" style:font-size-asian="12pt" style:font-name-complex="Times New Roman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2pt" officeooo:rsid="001d7089" officeooo:paragraph-rsid="001d7089" style:font-size-asian="12pt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f5bf0" officeooo:paragraph-rsid="003f5bf0" style:font-size-asian="12pt" style:font-name-complex="Times New Roman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411873" officeooo:paragraph-rsid="00411873" style:font-size-asian="12pt" style:font-name-complex="Times New Roman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4422d8" officeooo:paragraph-rsid="004422d8" style:font-size-asian="12pt" style:font-name-complex="Times New Roman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bf938" officeooo:paragraph-rsid="002bf938" style:font-size-asian="12pt" style:font-name-complex="Arial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5c779" officeooo:paragraph-rsid="0025c779" style:font-size-asian="12pt" style:font-name-complex="Arial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1f4d0e" officeooo:paragraph-rsid="001f4d0e" style:font-size-asian="12pt" style:font-name-complex="Arial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04784" officeooo:paragraph-rsid="00204784" style:font-size-asian="12pt" style:font-name-complex="Arial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33f1a" officeooo:paragraph-rsid="00233f1a" style:font-size-asian="12pt" style:font-name-complex="Arial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24446c" officeooo:paragraph-rsid="0024446c" style:font-size-asian="12pt" style:font-name-complex="Arial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2pt" officeooo:rsid="001d7089" officeooo:paragraph-rsid="001d7089" style:font-size-asian="12pt" style:font-name-complex="Arial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f5bf0" officeooo:paragraph-rsid="003f5bf0" style:font-size-asian="12pt" style:font-name-complex="Arial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bda58" officeooo:paragraph-rsid="003bda58" style:font-size-asian="12pt" style:font-name-complex="Arial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42a1e7" officeooo:paragraph-rsid="0042a1e7" style:font-size-asian="12pt" style:font-name-complex="Arial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430360" officeooo:paragraph-rsid="00430360" style:font-size-asian="12pt" style:font-name-complex="Arial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44e122" officeooo:paragraph-rsid="0044e122" style:font-size-asian="12pt" style:font-name-complex="Arial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Times New Roman" fo:font-size="12pt" officeooo:rsid="002699a4" officeooo:paragraph-rsid="002699a4" style:font-size-asian="12pt" style:font-name-complex="Arial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Times New Roman" fo:font-size="12pt" officeooo:rsid="002a4146" officeooo:paragraph-rsid="002a4146" style:font-size-asian="12pt" style:font-name-complex="Arial" style:font-size-complex="14pt" style:font-weight-complex="bold"/>
    </style:style>
    <style:style style:name="P3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Times New Roman" fo:font-size="12pt" officeooo:paragraph-rsid="001ae52b" style:font-size-asian="12pt" style:font-name-complex="Arial" style:font-size-complex="14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54148" officeooo:paragraph-rsid="00354148" style:font-size-asian="14pt" style:font-name-complex="Arial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430360" officeooo:paragraph-rsid="00430360" style:font-size-asian="14pt" style:font-name-complex="Arial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3pt" fo:language="en" fo:country="IN" fo:font-weight="bold" officeooo:paragraph-rsid="001ae52b" style:font-size-asian="13pt" style:font-weight-asian="bold" style:font-name-complex="Times New Roman" style:font-size-complex="13pt" style:font-weight-complex="bold"/>
    </style:style>
    <style:style style:name="P38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size="12pt" officeooo:paragraph-rsid="001ae52b" style:font-size-asian="12pt" style:font-name-complex="Arial" style:font-size-complex="14pt" style:font-weight-complex="bold"/>
    </style:style>
    <style:style style:name="P39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size="12pt" officeooo:paragraph-rsid="00411873" style:font-size-asian="12pt" style:font-name-complex="Arial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size="12pt" officeooo:paragraph-rsid="004422d8" style:font-size-asian="12pt" style:font-name-complex="Arial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Arial" fo:font-size="14pt" officeooo:paragraph-rsid="001ae52b" style:font-size-asian="14pt" style:font-name-complex="Arial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Arial" fo:font-size="14pt" fo:language="en" fo:country="IN" fo:font-weight="bold" officeooo:paragraph-rsid="001ae52b" style:font-size-asian="14pt" style:font-weight-asian="bold" style:font-name-complex="Arial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 style:text-autospace="none" style:snap-to-layout-grid="false"/>
      <style:text-properties style:font-name="Arial" fo:font-size="13pt" fo:font-weight="bold" officeooo:paragraph-rsid="001ae52b" style:font-size-asian="13pt" style:font-weight-asian="bold" style:font-name-complex="Arial" style:font-size-complex="13pt" style:font-weight-complex="bold"/>
    </style:style>
    <style:style style:name="P44" style:family="paragraph" style:parent-style-name="Standard">
      <style:paragraph-properties fo:margin-top="0.423cm" fo:margin-bottom="0.353cm" loext:contextual-spacing="false" fo:text-align="center" style:justify-single-word="false"/>
      <style:text-properties style:font-name="Times New Roman" fo:font-size="18pt" fo:font-weight="bold" officeooo:paragraph-rsid="001ae52b" style:font-size-asian="18pt" style:font-weight-asian="bold" style:font-name-complex="Times New Roman" style:font-size-complex="18pt" style:font-weight-complex="bold"/>
    </style:style>
    <style:style style:name="P45" style:family="paragraph" style:parent-style-name="Standard" style:list-style-name="WW8Num3">
      <style:paragraph-properties fo:margin-top="0cm" fo:margin-bottom="0cm" loext:contextual-spacing="false" style:text-autospace="none" style:snap-to-layout-grid="false"/>
      <style:text-properties style:font-name="Times New Roman" fo:font-size="12pt" officeooo:rsid="001ae52b" officeooo:paragraph-rsid="001ae52b" style:font-size-asian="12pt" style:font-name-complex="Arial" style:font-size-complex="14pt" style:font-weight-complex="bold"/>
    </style:style>
    <style:style style:name="P46" style:family="paragraph" style:parent-style-name="Standard" style:list-style-name="WW8Num3">
      <style:paragraph-properties fo:margin-top="0cm" fo:margin-bottom="0cm" loext:contextual-spacing="false" style:text-autospace="none" style:snap-to-layout-grid="false"/>
      <style:text-properties style:font-name="Times New Roman" fo:font-size="12pt" officeooo:rsid="001d7089" officeooo:paragraph-rsid="001d7089" style:font-size-asian="12pt" style:font-name-complex="Arial" style:font-size-complex="14pt" style:font-weight-complex="bold"/>
    </style:style>
    <style:style style:name="P47" style:family="paragraph" style:parent-style-name="Standard" style:list-style-name="WW8Num3">
      <style:paragraph-properties fo:margin-top="0cm" fo:margin-bottom="0cm" loext:contextual-spacing="false" style:text-autospace="none" style:snap-to-layout-grid="false"/>
      <style:text-properties style:font-name="Times New Roman" fo:font-size="12pt" officeooo:rsid="0022160a" officeooo:paragraph-rsid="0022160a" style:font-size-asian="12pt" style:font-name-complex="Arial" style:font-size-complex="14pt" style:font-weight-complex="bold"/>
    </style:style>
    <style:style style:name="P48" style:family="paragraph" style:parent-style-name="Standard" style:list-style-name="WW8Num3">
      <style:paragraph-properties fo:margin-top="0cm" fo:margin-bottom="0cm" loext:contextual-spacing="false" style:text-autospace="none" style:snap-to-layout-grid="false"/>
      <style:text-properties style:font-name="Times New Roman" fo:font-size="12pt" officeooo:rsid="0024446c" officeooo:paragraph-rsid="0024446c" style:font-size-asian="12pt" style:font-name-complex="Arial" style:font-size-complex="14pt" style:font-weight-complex="bold"/>
    </style:style>
    <style:style style:name="P49" style:family="paragraph" style:parent-style-name="Standard" style:list-style-name="WW8Num3">
      <style:paragraph-properties fo:margin-top="0cm" fo:margin-bottom="0cm" loext:contextual-spacing="false" style:text-autospace="none" style:snap-to-layout-grid="false"/>
      <style:text-properties style:font-name="Times New Roman" fo:font-size="12pt" officeooo:rsid="002699a4" officeooo:paragraph-rsid="002699a4" style:font-size-asian="12pt" style:font-name-complex="Arial" style:font-size-complex="14pt" style:font-weight-complex="bold"/>
    </style:style>
    <style:style style:name="P50" style:family="paragraph" style:parent-style-name="Standard" style:list-style-name="WW8Num3">
      <style:paragraph-properties fo:margin-top="0cm" fo:margin-bottom="0cm" loext:contextual-spacing="false" style:text-autospace="none" style:snap-to-layout-grid="false"/>
      <style:text-properties style:font-name="Times New Roman" fo:font-size="12pt" officeooo:rsid="003363f3" officeooo:paragraph-rsid="003363f3" style:font-size-asian="12pt" style:font-name-complex="Arial" style:font-size-complex="14pt" style:font-weight-complex="bold"/>
    </style:style>
    <style:style style:name="P5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Times New Roman" fo:font-size="12pt" officeooo:rsid="00411873" officeooo:paragraph-rsid="00411873" style:font-size-asian="12pt" style:font-name-complex="Arial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style:font-name="Times New Roman" fo:font-size="12pt" officeooo:rsid="0039d6a5" officeooo:paragraph-rsid="002ed503" style:font-size-asian="12pt" style:font-name-complex="Times New Roman" style:font-size-complex="12pt" style:font-weight-complex="bold"/>
    </style:style>
    <style:style style:name="T1" style:family="text">
      <style:text-properties officeooo:rsid="002deb2c"/>
    </style:style>
    <style:style style:name="T2" style:family="text">
      <style:text-properties officeooo:rsid="001ae52b"/>
    </style:style>
    <style:style style:name="T3" style:family="text">
      <style:text-properties officeooo:rsid="002699a4"/>
    </style:style>
    <style:style style:name="T4" style:family="text">
      <style:text-properties officeooo:rsid="0039d6a5"/>
    </style:style>
    <style:style style:name="T5" style:family="text">
      <style:text-properties officeooo:rsid="003f5bf0"/>
    </style:style>
    <style:style style:name="T6" style:family="text">
      <style:text-properties style:font-name="Times New Roman" officeooo:rsid="0039d6a5"/>
    </style:style>
    <style:style style:name="T7" style:family="text">
      <style:text-properties style:font-name="Times New Roman" officeooo:rsid="00411873"/>
    </style:style>
    <style:style style:name="T8" style:family="text">
      <style:text-properties style:font-name="Times New Roman" officeooo:rsid="004422d8"/>
    </style:style>
    <style:style style:name="T9" style:family="text">
      <style:text-properties officeooo:rsid="00451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INDEX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S. <text:span text:style-name="T2">N</text:span>o.</text:p>
          </table:table-cell>
          <table:table-cell table:style-name="Table1.A1" office:value-type="string">
            <text:p text:style-name="P4">OBJECTIVE</text:p>
          </table:table-cell>
          <table:table-cell table:style-name="Table1.A1" office:value-type="string">
            <text:p text:style-name="P3">Page No.</text:p>
          </table:table-cell>
          <table:table-cell table:style-name="Table1.A1" office:value-type="string">
            <text:p text:style-name="P5">Date</text:p>
          </table:table-cell>
          <table:table-cell table:style-name="Table1.E1" office:value-type="string">
            <text:p text:style-name="P5">Remarks </text:p>
          </table:table-cell>
        </table:table-row>
        <table:table-row table:style-name="Table1.2">
          <table:table-cell table:style-name="Table1.A1" office:value-type="string">
            <text:list xml:id="list3257021270514229096" text:style-name="WW8Num3">
              <text:list-header>
                <text:p text:style-name="P45"><text:s/>1.</text:p>
              </text:list-header>
            </text:list>
          </table:table-cell>
          <table:table-cell table:style-name="Table1.A1" office:value-type="string">
            <text:p text:style-name="P16">To display steps of process creation using fork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50326012257" text:continue-numbering="true" text:style-name="WW8Num3">
              <text:list-header>
                <text:p text:style-name="P45"><text:s/>2.</text:p>
              </text:list-header>
            </text:list>
          </table:table-cell>
          <table:table-cell table:style-name="Table1.A1" office:value-type="string">
            <text:p text:style-name="P16">To demonstrate exec calls from a process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4">
          <table:table-cell table:style-name="Table1.A1" office:value-type="string">
            <text:list xml:id="list215449591287742" text:continue-numbering="true" text:style-name="WW8Num3">
              <text:list-header>
                <text:p text:style-name="P46"><text:s/>3.</text:p>
              </text:list-header>
            </text:list>
          </table:table-cell>
          <table:table-cell table:style-name="Table1.A1" office:value-type="string">
            <text:p text:style-name="P15">To demonstrate handling of signals in a process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48623035926" text:continue-numbering="true" text:style-name="WW8Num3">
              <text:list-header>
                <text:p text:style-name="P47"><text:s/>4.</text:p>
              </text:list-header>
            </text:list>
          </table:table-cell>
          <table:table-cell table:style-name="Table1.A1" office:value-type="string">
            <text:p text:style-name="P11">To implement ’First Come First Serve’ (FCFS) scheduling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49402530885" text:continue-numbering="true" text:style-name="WW8Num3">
              <text:list-header>
                <text:p text:style-name="P47"><text:s/>5.</text:p>
              </text:list-header>
            </text:list>
          </table:table-cell>
          <table:table-cell table:style-name="Table1.A1" office:value-type="string">
            <text:p text:style-name="P11">To implement ’Shortest Job First’ (SJS) scheduling</text:p>
          </table:table-cell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48567344017" text:continue-numbering="true" text:style-name="WW8Num3">
              <text:list-header>
                <text:p text:style-name="P47"><text:s/>6.</text:p>
              </text:list-header>
            </text:list>
          </table:table-cell>
          <table:table-cell table:style-name="Table1.A1" office:value-type="string">
            <text:p text:style-name="P12">To implement ’Highest Response next’ (HRR) scheduling</text:p>
          </table:table-cell>
          <table:table-cell table:style-name="Table1.A1" office:value-type="string">
            <text:p text:style-name="P23">19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48939709033" text:continue-numbering="true" text:style-name="WW8Num3">
              <text:list-header>
                <text:p text:style-name="P48"><text:s/>7.</text:p>
              </text:list-header>
            </text:list>
          </table:table-cell>
          <table:table-cell table:style-name="Table1.A1" office:value-type="string">
            <text:p text:style-name="P13">To implement ’Shortest Remaining Next’ (SRN) scheduling</text:p>
          </table:table-cell>
          <table:table-cell table:style-name="Table1.A1" office:value-type="string">
            <text:p text:style-name="P24">23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2"><text:s text:c="7"/>8.</text:p>
          </table:table-cell>
          <table:table-cell table:style-name="Table1.A1" office:value-type="string">
            <text:p text:style-name="P13"><text:span text:style-name="T3">T</text:span>o implement ’Round Robin’ (RR) scheduling</text:p>
          </table:table-cell>
          <table:table-cell table:style-name="Table1.A1" office:value-type="string">
            <text:p text:style-name="P24">27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50238407057" text:continue-numbering="true" text:style-name="WW8Num3">
              <text:list-header>
                <text:p text:style-name="P49"><text:s/>9.</text:p>
              </text:list-header>
            </text:list>
          </table:table-cell>
          <table:table-cell table:style-name="Table1.A1" office:value-type="string">
            <text:p text:style-name="P14">To implement ’Least Completed Next’ (LCN) scheduling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4">
          <table:table-cell table:style-name="Table1.A1" office:value-type="string">
            <text:list xml:id="list215449711853845" text:continue-numbering="true" text:style-name="WW8Num3">
              <text:list-header>
                <text:p text:style-name="P49"><text:span text:style-name="T4">1</text:span>0.</text:p>
              </text:list-header>
            </text:list>
          </table:table-cell>
          <table:table-cell table:style-name="Table1.A1" office:value-type="string">
            <text:p text:style-name="P10">To implement Page Replacement Techniques</text:p>
          </table:table-cell>
          <table:table-cell table:style-name="Table1.A1" office:value-type="string">
            <text:p text:style-name="P21">35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3"><text:s text:c="6"/>11.</text:p>
          </table:table-cell>
          <table:table-cell table:style-name="Table1.A1" office:value-type="string">
            <text:p text:style-name="P9">To implement various memory allocation techiniques</text:p>
          </table:table-cell>
          <table:table-cell table:style-name="Table1.A1" office:value-type="string">
            <text:p text:style-name="P20">42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list xml:id="list215450589406421" text:continue-numbering="true" text:style-name="WW8Num3">
              <text:list-header>
                <text:p text:style-name="P50">12.</text:p>
              </text:list-header>
            </text:list>
          </table:table-cell>
          <table:table-cell table:style-name="Table1.A1" office:value-type="string">
            <text:p text:style-name="P8">To implement deadlock avoidance (Banker's Algorithm)</text:p>
          </table:table-cell>
          <table:table-cell table:style-name="Table1.A1" office:value-type="string">
            <text:p text:style-name="P35">47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4"><text:s text:c="6"/><text:span text:style-name="T5">13.</text:span></text:p>
          </table:table-cell>
          <table:table-cell table:style-name="Table1.A1" office:value-type="string">
            <text:p text:style-name="P17">To simulate mutex synchronization in Operating Systems</text:p>
          </table:table-cell>
          <table:table-cell table:style-name="Table1.A1" office:value-type="string">
            <text:p text:style-name="P27">51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5" office:value-type="string">
            <text:p text:style-name="P34"><text:s text:c="6"/><text:span text:style-name="T4">14.</text:span></text:p>
          </table:table-cell>
          <table:table-cell table:style-name="Table1.A15" office:value-type="string">
            <text:p text:style-name="P52">To simulate file allocation strategies</text:p>
          </table:table-cell>
          <table:table-cell table:style-name="Table1.A15" office:value-type="string">
            <text:p text:style-name="P27">54</text:p>
          </table:table-cell>
          <table:table-cell table:style-name="Table1.A15" office:value-type="string">
            <text:p text:style-name="P41"/>
          </table:table-cell>
          <table:table-cell table:style-name="Table1.E15" office:value-type="string">
            <text:p text:style-name="P41"/>
          </table:table-cell>
        </table:table-row>
        <table:table-row table:style-name="Table1.2">
          <table:table-cell table:style-name="Table1.A15" office:value-type="string">
            <text:p text:style-name="P39"><text:s text:c="5"/><text:span text:style-name="T6">1</text:span><text:span text:style-name="T7">5</text:span><text:span text:style-name="T6">.</text:span></text:p>
          </table:table-cell>
          <table:table-cell table:style-name="Table1.A15" office:value-type="string">
            <text:p text:style-name="P18">To configure the DHCP Server and Client</text:p>
          </table:table-cell>
          <table:table-cell table:style-name="Table1.A15" office:value-type="string">
            <text:p text:style-name="P29">64</text:p>
          </table:table-cell>
          <table:table-cell table:style-name="Table1.A15" office:value-type="string">
            <text:p text:style-name="P41"/>
          </table:table-cell>
          <table:table-cell table:style-name="Table1.E15" office:value-type="string">
            <text:p text:style-name="P41"/>
          </table:table-cell>
        </table:table-row>
        <table:table-row table:style-name="Table1.2">
          <table:table-cell table:style-name="Table1.A15" office:value-type="string">
            <text:p text:style-name="P38"><text:s text:c="5"/><text:span text:style-name="T7">16.</text:span></text:p>
          </table:table-cell>
          <table:table-cell table:style-name="Table1.A15" office:value-type="string">
            <text:p text:style-name="P18">To configure the NFS Server and Client</text:p>
          </table:table-cell>
          <table:table-cell table:style-name="Table1.A15" office:value-type="string">
            <text:p text:style-name="P29">65</text:p>
          </table:table-cell>
          <table:table-cell table:style-name="Table1.A15" office:value-type="string">
            <text:p text:style-name="P41"/>
          </table:table-cell>
          <table:table-cell table:style-name="Table1.E15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51"><text:s text:c="6"/>17.</text:p>
          </table:table-cell>
          <table:table-cell table:style-name="Table1.A1" office:value-type="string">
            <text:p text:style-name="P18">To configure the Samba Server and Client</text:p>
          </table:table-cell>
          <table:table-cell table:style-name="Table1.A1" office:value-type="string">
            <text:p text:style-name="P29">70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5" office:value-type="string">
            <text:p text:style-name="P40"><text:s text:c="4"/><text:span text:style-name="T7"><text:s/>1</text:span><text:span text:style-name="T8">8.</text:span></text:p>
          </table:table-cell>
          <table:table-cell table:style-name="Table1.A15" office:value-type="string">
            <text:p text:style-name="P19">To configure and set up the DNS Server</text:p>
          </table:table-cell>
          <table:table-cell table:style-name="Table1.A15" office:value-type="string">
            <text:p text:style-name="P31">73</text:p>
          </table:table-cell>
          <table:table-cell table:style-name="Table1.A15" office:value-type="string">
            <text:p text:style-name="P41"/>
          </table:table-cell>
          <table:table-cell table:style-name="Table1.E15" office:value-type="string">
            <text:p text:style-name="P41"/>
          </table:table-cell>
        </table:table-row>
        <table:table-row table:style-name="Table1.2">
          <table:table-cell table:style-name="Table1.A15" office:value-type="string">
            <text:p text:style-name="P38"/>
          </table:table-cell>
          <table:table-cell table:style-name="Table1.A15" office:value-type="string">
            <text:p text:style-name="P7"/>
          </table:table-cell>
          <table:table-cell table:style-name="Table1.A15" office:value-type="string">
            <text:p text:style-name="P28"/>
          </table:table-cell>
          <table:table-cell table:style-name="Table1.A15" office:value-type="string">
            <text:p text:style-name="P41"/>
          </table:table-cell>
          <table:table-cell table:style-name="Table1.E15" office:value-type="string">
            <text:p text:style-name="P41"/>
          </table:table-cell>
        </table:table-row>
        <table:table-row table:style-name="Table1.2">
          <table:table-cell table:style-name="Table1.A15" office:value-type="string">
            <text:p text:style-name="P38"/>
          </table:table-cell>
          <table:table-cell table:style-name="Table1.A15" office:value-type="string">
            <text:p text:style-name="P7">Appendix A: Installation of Ubuntu Linux</text:p>
          </table:table-cell>
          <table:table-cell table:style-name="Table1.A15" office:value-type="string">
            <text:p text:style-name="P30">7<text:span text:style-name="T9">6</text:span></text:p>
          </table:table-cell>
          <table:table-cell table:style-name="Table1.A15" office:value-type="string">
            <text:p text:style-name="P41"/>
          </table:table-cell>
          <table:table-cell table:style-name="Table1.E15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7">Appendix B: Linux Commands</text:p>
          </table:table-cell>
          <table:table-cell table:style-name="Table1.A1" office:value-type="string">
            <text:p text:style-name="P36">7<text:span text:style-name="T9">8</text:span></text:p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4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2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  <table:table-row table:style-name="Table1.3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E1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ae52b" officeooo:paragraph-rsid="001ae52b"/>
    </style:style>
    <style:style style:name="MT1" style:family="text">
      <style:text-properties officeooo:rsid="002deb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perating Systems Lab Record<text:tab/><text:tab/>1310305<text:span text:style-name="MT1">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 </meta:initial-creator>
    <meta:creation-date>2015-11-01T22:13:06.766441511</meta:creation-date>
    <dc:date>2015-11-26T21:54:48.445248355</dc:date>
    <dc:creator>Aman Garg</dc:creator>
    <meta:editing-duration>PT1H34M36S</meta:editing-duration>
    <meta:editing-cycles>42</meta:editing-cycles>
    <meta:generator>LibreOffice/5.0.3.2$Linux_X86_64 LibreOffice_project/e5f16313668ac592c1bfb310f4390624e3dbfb75</meta:generator>
    <meta:document-statistic meta:table-count="1" meta:image-count="0" meta:object-count="0" meta:page-count="1" meta:paragraph-count="65" meta:word-count="184" meta:character-count="1109" meta:non-whitespace-character-count="934"/>
  </office:meta>
</office:document-meta>
</file>